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9])" office:value-type="float" office:value="111.5" calcext:value-type="float">
            <text:p>111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41]-[.B40]" office:value-type="float" office:value="68.5" calcext:value-type="float">
            <text:p>68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9:18:03.631399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2T19:19:25.675788218</dc:date>
    <meta:editing-duration>PT15H12M26S</meta:editing-duration>
    <meta:editing-cycles>61</meta:editing-cycles>
    <meta:generator>LibreOffice/6.0.7.3$Linux_X86_64 LibreOffice_project/00m0$Build-3</meta:generator>
    <meta:document-statistic meta:table-count="1" meta:cell-count="90" meta:object-count="0"/>
  </office:meta>
</office:document-meta>
</file>